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rsid="001a693a" officeooo:paragraph-rsid="001a693a"/>
    </style:style>
    <style:style style:name="P2" style:family="paragraph" style:parent-style-name="Standard">
      <style:paragraph-properties fo:text-align="start" style:justify-single-word="false"/>
      <style:text-properties officeooo:rsid="001a693a" officeooo:paragraph-rsid="001db8ba"/>
    </style:style>
    <style:style style:name="P3" style:family="paragraph" style:parent-style-name="Standard">
      <style:paragraph-properties fo:text-align="start" style:justify-single-word="false"/>
      <style:text-properties fo:font-style="italic" officeooo:rsid="001a693a" officeooo:paragraph-rsid="001a693a" style:font-style-asian="italic" style:font-style-complex="italic"/>
    </style:style>
    <style:style style:name="P4" style:family="paragraph" style:parent-style-name="Standard" style:list-style-name="L1">
      <style:paragraph-properties fo:text-align="start" style:justify-single-word="false"/>
      <style:text-properties fo:font-style="italic" officeooo:rsid="001e4954" officeooo:paragraph-rsid="001e4954" style:font-style-asian="italic" style:font-style-complex="italic"/>
    </style:style>
    <style:style style:name="P5" style:family="paragraph" style:parent-style-name="Standard">
      <style:paragraph-properties fo:text-align="start" style:justify-single-word="false"/>
      <style:text-properties officeooo:rsid="001c3d72" officeooo:paragraph-rsid="001c3d72"/>
    </style:style>
    <style:style style:name="P6" style:family="paragraph" style:parent-style-name="Standard">
      <style:paragraph-properties fo:text-align="start" style:justify-single-word="false"/>
      <style:text-properties officeooo:rsid="001db8ba" officeooo:paragraph-rsid="001db8ba"/>
    </style:style>
    <style:style style:name="P7" style:family="paragraph" style:parent-style-name="Standard">
      <style:paragraph-properties fo:text-align="start" style:justify-single-word="false"/>
      <style:text-properties fo:font-style="normal" officeooo:rsid="001db8ba" officeooo:paragraph-rsid="001db8ba" style:font-style-asian="normal" style:font-style-complex="normal"/>
    </style:style>
    <style:style style:name="P8" style:family="paragraph" style:parent-style-name="Standard" style:list-style-name="L1">
      <style:paragraph-properties fo:text-align="start" style:justify-single-word="false"/>
      <style:text-properties fo:font-style="normal" officeooo:rsid="001db8ba" officeooo:paragraph-rsid="001db8ba" style:font-style-asian="normal" style:font-style-complex="normal"/>
    </style:style>
    <style:style style:name="P9" style:family="paragraph" style:parent-style-name="Standard" style:list-style-name="L1">
      <style:paragraph-properties fo:text-align="start" style:justify-single-word="false"/>
      <style:text-properties fo:font-style="normal" officeooo:rsid="001db8ba" officeooo:paragraph-rsid="001e4954" style:font-style-asian="normal" style:font-style-complex="normal"/>
    </style:style>
    <style:style style:name="T1" style:family="text">
      <style:text-properties style:text-position="sub 58%" fo:font-style="italic" style:font-style-asian="italic" style:font-style-complex="italic"/>
    </style:style>
    <style:style style:name="T2" style:family="text">
      <style:text-properties style:text-position="0% 100%"/>
    </style:style>
    <style:style style:name="T3" style:family="text">
      <style:text-properties style:text-position="0% 100%" fo:font-style="italic" style:font-style-asian="italic" style:font-style-complex="italic"/>
    </style:style>
    <style:style style:name="T4" style:family="text">
      <style:text-properties style:text-position="0% 100%" fo:font-style="italic" officeooo:rsid="001e4954" style:font-style-asian="italic" style:font-style-complex="italic"/>
    </style:style>
    <style:style style:name="T5" style:family="text">
      <style:text-properties style:text-position="0% 100%" fo:font-style="normal" style:font-style-asian="normal" style:font-style-complex="normal"/>
    </style:style>
    <style:style style:name="T6" style:family="text">
      <style:text-properties style:text-position="0% 100%" officeooo:rsid="001e4954"/>
    </style:style>
    <style:style style:name="T7"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gabe 11.2</text:p>
      <text:p text:style-name="P1"/>
      <text:p text:style-name="P3">w = ggccgc</text:p>
      <text:p text:style-name="P3">A = {c, g}</text:p>
      <text:p text:style-name="P3">q = 4</text:p>
      <text:p text:style-name="P3">k = 3</text:p>
      <text:p text:style-name="P1"/>
      <text:p text:style-name="P1"/>
      <text:p text:style-name="P2">1.</text:p>
      <text:p text:style-name="P2"><text:span text:style-name="T7"/></text:p>
      <text:p text:style-name="P2"><text:span text:style-name="T7">Env</text:span><text:span text:style-name="T1">k</text:span><text:span text:style-name="T3">(w):</text:span></text:p>
      <text:p text:style-name="P1"><text:span text:style-name="T3"/></text:p>
      <text:p text:style-name="P5"><text:span text:style-name="T3">(ggcc, 1) (cgcc, 1) (gccc, 1) (gggc, 1) (ggcg, 1)</text:span></text:p>
      <text:p text:style-name="P5"><text:span text:style-name="T3">(gccg, 2) (cccg, 2) (gcgg, 2) </text:span></text:p>
      <text:p text:style-name="P5"><text:span text:style-name="T3">(ccgc, 3) (gcgc, 3) (cggc, 3) (cccc, 3)</text:span></text:p>
      <text:p text:style-name="P5"><text:span text:style-name="T3"/></text:p>
      <text:p text:style-name="P6"><text:span text:style-name="T3"/></text:p>
      <text:p text:style-name="P7"><text:span text:style-name="T2">2.</text:span></text:p>
      <text:p text:style-name="P7"><text:span text:style-name="T2"/></text:p>
      <text:p text:style-name="P7"><text:span text:style-name="T2">Die Variable </text:span><text:span text:style-name="T3">k</text:span><text:span text:style-name="T2"> steht für den minimalen Score, den ein Substring erreichen muss um in die </text:span><text:span text:style-name="T3">k-</text:span><text:span text:style-name="T2">Umgebebung mit aufgenommen <text:s/>zu werden. Je nach Wahl von </text:span><text:span text:style-name="T3">k </text:span><text:span text:style-name="T2">kann dies weitreichende Konsequenzen für die zu berechnende Umgebung haben. Für die im Arbeitsblatt angegebene</text:span><text:span text:style-name="T6"> s</text:span><text:span text:style-name="T3">core-</text:span><text:span text:style-name="T2">Funktion gilt:</text:span></text:p>
      <text:p text:style-name="P7"><text:span text:style-name="T2"/></text:p>
      <text:list xml:id="list8046766534889570221" text:style-name="L1">
        <text:list-item>
          <text:p text:style-name="P8"><text:span text:style-name="T3">k</text:span><text:span text:style-name="T2"> = 0 </text:span><text:span text:style-name="T6">legt der</text:span><text:span text:style-name="T2"> Substring-</text:span><text:span text:style-name="T6">Generierung</text:span><text:span text:style-name="T2"> keinerlei Beschränkungen </text:span><text:span text:style-name="T6">auf</text:span><text:span text:style-name="T2">. Jeder erdenkliche Substring ist wählbar und Teil der Umgebung. Eine Datenbank Suche würde die gesamte Datenbank matchen.</text:span></text:p>
        </text:list-item>
        <text:list-item>
          <text:p text:style-name="P4"><text:span text:style-name="T2">k </text:span><text:span text:style-name="T5">&gt; </text:span><text:span text:style-name="T2">q </text:span><text:span text:style-name="T5">verlangt nach Substrings, deren </text:span><text:span text:style-name="T2">score</text:span><text:span text:style-name="T5"> größer ist als ihre eigentliche Größe. Da der maximale </text:span><text:span text:style-name="T2">score</text:span><text:span text:style-name="T5">-Wert pro Zeichen aber bei 1 liegt, ist </text:span><text:span text:style-name="T2">k</text:span><text:span text:style-name="T5"> nicht erreichbar. Es würde nur eine leere Umgebung generiert und eine Datenbank Suche würde zu keinerlei Ergebnissen führen.</text:span></text:p>
        </text:list-item>
        <text:list-item>
          <text:p text:style-name="P9"><text:span text:style-name="T4">k</text:span><text:span text:style-name="T2"> = </text:span><text:span text:style-name="T6">1 drückt aus, dass nur ein Zeichen pro Substring mit der Anfrage Sequenz übereinstimmen muss. Es würden zahlreiche Substring für die Umgebung generiert werden und das Ergebniss einer Datenbank Suche wäre wahrscheinlich sehr umfangreich.</text:span></text:p>
        </text:list-item>
        <text:list-item>
          <text:p text:style-name="P9"><text:span text:style-name="T4">k</text:span><text:span text:style-name="T6"> = </text:span><text:span text:style-name="T4">q</text:span><text:span text:style-name="T6"> bedeutet eine exakte Übereinstimmung zwischen den Substrings der Umgebung und den entsprechenden Stellen in der Anfrage Sequenz und erlaubt keine Missmatches. Eine Datenbank Suche würde zu ausgewählten sehr exakten Ergebnissen führ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4-01-12T15:46:46.396060400</meta:creation-date>
    <dc:date>2014-01-12T17:37:49.483549215</dc:date>
    <dc:creator>Felix </dc:creator>
    <meta:editing-duration>PT17M32S</meta:editing-duration>
    <meta:editing-cycles>1</meta:editing-cycles>
    <meta:document-statistic meta:table-count="0" meta:image-count="0" meta:object-count="0" meta:page-count="1" meta:paragraph-count="16" meta:word-count="229" meta:character-count="1393" meta:non-whitespace-character-count="1182"/>
    <meta:generator>LibreOffice/4.1.3.2$Linux_X86_64 LibreOffice_project/410m0$Build-2</meta:generator>
  </office:meta>
</office:document-meta>
</file>